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9000001AECF07D6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403cm" fo:margin-left="0cm" fo:margin-right="0cm" table:align="margins"/>
    </style:style>
    <style:style style:name="Table1.A" style:family="table-column">
      <style:table-column-properties style:column-width="4.466cm" style:rel-column-width="16818*"/>
    </style:style>
    <style:style style:name="Table1.B" style:family="table-column">
      <style:table-column-properties style:column-width="12.936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-left="none" fo:border-right="0.018cm solid #3095b4" fo:border-top="none" fo:border-bottom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Table1.A2" style:family="table-cell">
      <style:table-cell-properties fo:padding="0.4cm" fo:border-left="none" fo:border-right="0.018cm solid #3095b4" fo:border-top="none" fo:border-bottom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Heading_20_1"/>
    <style:style style:name="P4" style:family="paragraph" style:parent-style-name="Heading_20_1">
      <style:text-properties fo:language="nb" fo:country="NO"/>
    </style:style>
    <style:style style:name="P5" style:family="paragraph" style:parent-style-name="Heading_20_1">
      <style:paragraph-properties fo:break-before="pag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230371432" text:id="ct230371432">
          <text:insertion>
            <office:change-info>
              <dc:creator>Unknown Author</dc:creator>
              <dc:date>2013-12-03T10:18:00</dc:date>
            </office:change-info>
          </text:insertion>
        </text:changed-region>
        <text:changed-region xml:id="ct230371224" text:id="ct230371224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30371744" text:id="ct230371744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30371848" text:id="ct230371848">
          <text:insertion>
            <office:change-info>
              <dc:creator>Unknown Author</dc:creator>
              <dc:date>2013-03-01T09:07:00</dc:date>
            </office:change-info>
          </text:insertion>
        </text:changed-region>
        <text:changed-region xml:id="ct230371952" text:id="ct230371952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30372056" text:id="ct230372056">
          <text:insertion>
            <office:change-info>
              <dc:creator>Unknown Author</dc:creator>
              <dc:date>2013-03-06T10:27:00</dc:date>
            </office:change-info>
          </text:insertion>
        </text:changed-region>
        <text:changed-region xml:id="ct230372160" text:id="ct230372160">
          <text:insertion>
            <office:change-info>
              <dc:creator>Unknown Author</dc:creator>
              <dc:date>2013-03-05T12:36:00</dc:date>
            </office:change-info>
          </text:insertion>
        </text:changed-region>
        <text:changed-region xml:id="ct230372472" text:id="ct230372472">
          <text:insertion>
            <office:change-info>
              <dc:creator>Unknown Author</dc:creator>
              <dc:date>2013-03-05T14:52:00</dc:date>
            </office:change-info>
          </text:insertion>
        </text:changed-region>
        <text:changed-region xml:id="ct230372576" text:id="ct230372576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30372680" text:id="ct230372680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1015704" text:id="ct231015704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31015808" text:id="ct231015808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1015912" text:id="ct231015912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31016016" text:id="ct231016016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0372264" text:id="ct230372264">
          <text:insertion>
            <office:change-info>
              <dc:creator>Unknown Author</dc:creator>
              <dc:date>2013-03-06T10:55:00</dc:date>
            </office:change-info>
          </text:insertion>
        </text:changed-region>
        <text:changed-region xml:id="ct231016328" text:id="ct231016328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1016432" text:id="ct231016432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31016536" text:id="ct231016536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1016640" text:id="ct231016640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31016744" text:id="ct231016744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1016120" text:id="ct231016120">
          <text:insertion>
            <office:change-info>
              <dc:creator>Unknown Author</dc:creator>
              <dc:date>2013-05-08T17:10:00</dc:date>
            </office:change-info>
          </text:insertion>
        </text:changed-region>
        <text:changed-region xml:id="ct231017056" text:id="ct231017056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231017160" text:id="ct231017160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31017264" text:id="ct231017264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31017368" text:id="ct231017368">
          <text:insertion>
            <office:change-info>
              <dc:creator>Unknown Author</dc:creator>
              <dc:date>2013-12-03T10:53:00</dc:date>
            </office:change-info>
          </text:insertion>
        </text:changed-region>
        <text:changed-region xml:id="ct231017472" text:id="ct231017472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31017680" text:id="ct231017680">
          <text:insertion>
            <office:change-info>
              <dc:creator>Unknown Author</dc:creator>
              <dc:date>2013-06-18T16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change-start text:change-id="ct230371432"/>l['cvheading']<text:change-end text:change-id="ct230371432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73</dc:date><text:p text:style-name="P6"><text:span text:style-name="T3">do title</text:span></text:p><text:p text:style-name="P6"><text:span text:style-name="T3">from document(content=img, format='jpg')</text:span></text:p></office:annotation></text:h>
          </table:table-cell>
          <table:table-cell table:style-name="Table1.B1" office:value-type="string">
            <text:h text:style-name="Heading_20_2" text:outline-level="2"><text:change-start text:change-id="ct230371224"/>p.name<text:change-end text:change-id="ct230371224"/> </text:h>
            <text:p text:style-name="P1"><text:change-start text:change-id="ct230371744"/>c.title<text:change-end text:change-id="ct230371744"/></text:p>
            <text:p text:style-name="P1"><office:annotation><dc:creator>Unknown Author</dc:creator><dc:date>2014-02-04T14:56:10.74</dc:date><text:p text:style-name="P6"><text:span text:style-name="T4">do text</text:span></text:p><text:p text:style-name="P6"><text:span text:style-name="T4">from infoline</text:span></text:p></office:annotation>placeholder for infotext</text:p>
          </table:table-cell>
        </table:table-row>
        <table:table-row table:style-name="Table1.1">
          <table:table-cell table:style-name="Table1.A2" office:value-type="string">
            <text:h text:style-name="Heading_20_4" text:outline-level="4"/>
          </table:table-cell>
          <table:table-cell table:style-name="Table1.B1" office:value-type="string">
            <text:p text:style-name="P2"><text:change-start text:change-id="ct230371848"/>l['profile']<text:change-end text:change-id="ct230371848"/></text:p>
            <text:p text:style-name="P1"><office:annotation><dc:creator>Unknown Author</dc:creator><dc:date>2012-08-07T11:43:32.74</dc:date><text:p text:style-name="P6"><text:span text:style-name="T4">do text</text:span></text:p><text:p text:style-name="P6"><text:span text:style-name="T4">from xhtml(c.profile)</text:span></text:p></office:annotation>placeholder for profile</text:p>
          </table:table-cell>
        </table:table-row>
        <table:table-row table:style-name="Table1.1">
          <table:table-cell table:style-name="Table1.A2" office:value-type="string">
            <text:h text:style-name="Heading_20_4" text:outline-level="4"><text:change-start text:change-id="ct230371952"/><office:annotation><dc:creator>Unknown Author</dc:creator><dc:date>2012-08-06T14:48:57.75</dc:date><text:p text:style-name="P6"><text:span text:style-name="T4">do row for te in t</text:span></text:p></office:annotation><text:change-end text:change-id="ct230371952"/></text:h>
          </table:table-cell>
          <table:table-cell table:style-name="Table1.B1" office:value-type="string">
            <text:p text:style-name="P2"><text:change-start text:change-id="ct230372056"/>te.title<text:change-end text:change-id="ct230372056"/></text:p>
            <text:p text:style-name="P1"><office:annotation><dc:creator>Unknown Author</dc:creator><dc:date>2013-06-20T15:13:17.76</dc:date><text:p text:style-name="P6"><text:span text:style-name="T4">do text</text:span></text:p><text:p text:style-name="P6"><text:span text:style-name="T4">from xhtml(te.data)</text:span></text:p></office:annotation>Placeholder for competencetext</text:p>
          </table:table-cell>
        </table:table-row>
      </table:table>
      <text:p text:style-name="Text_20_body"/>
      <text:h text:style-name="P5" text:outline-level="1"><office:annotation><dc:creator>Unknown Author</dc:creator><dc:date>2013-05-31T14:37:23.76</dc:date><text:p text:style-name="P6"><text:span text:style-name="T4">do title if e</text:span></text:p></office:annotation><text:change-start text:change-id="ct230372160"/>l['experience']<text:change-end text:change-id="ct230372160"/></text:h>
      <text:p text:style-name="Text_20_body"/>
      <text:section text:style-name="Sect1" text:name="Section1">
        <text:h text:style-name="Heading_20_3" text:outline-level="3"><office:annotation><dc:creator>Unknown Author</dc:creator><dc:date>2013-03-05T14:52:58.76</dc:date><text:p text:style-name="P6"><text:span text:style-name="T4">do section for ex in e</text:span></text:p></office:annotation><text:change-start text:change-id="ct230372472"/>ex.title<text:change-end text:change-id="ct230372472"/></text:h>
        <text:p text:style-name="Standard"><text:change-start text:change-id="ct230372576"/><text:span text:style-name="T1">l['period']</text:span><text:change-end text:change-id="ct230372576"/><text:span text:style-name="T1">:</text:span> <text:change-start text:change-id="ct230372680"/>ex.from_year<text:change-end text:change-id="ct230372680"/></text:p>
        <text:p text:style-name="Standard"><text:change-start text:change-id="ct231015704"/><text:span text:style-name="T1">l['client']</text:span><text:change-end text:change-id="ct231015704"/><text:span text:style-name="T1">:</text:span> <text:change-start text:change-id="ct231015808"/>ex.company<text:change-end text:change-id="ct231015808"/></text:p>
        <text:p text:style-name="Standard"><office:annotation><dc:creator>Unknown Author</dc:creator><dc:date>2012-08-20T11:04:03.77</dc:date><text:p text:style-name="P6"><text:span text:style-name="T4">do text </text:span></text:p><text:p text:style-name="P6"><text:span text:style-name="T4">from xhtml(ex.description)</text:span></text:p></office:annotation>placeholder for description</text:p>
        <text:p text:style-name="Standard"><text:span text:style-name="T1"><office:annotation><dc:creator>Unknown Author</dc:creator><dc:date>2014-01-14T13:05:43.78</dc:date><text:p text:style-name="P6"><text:span text:style-name="T4">do text if ex.techs</text:span></text:p></office:annotation></text:span><text:change-start text:change-id="ct231015912"/><text:span text:style-name="T1">l['techs']</text:span><text:change-end text:change-id="ct231015912"/><text:span text:style-name="T1">: </text:span><text:change-start text:change-id="ct231016016"/><text:span text:style-name="T2">ex.techs</text:span><text:change-end text:change-id="ct231016016"/></text:p>
        <text:p text:style-name="Text_20_body"/>
      </text:section>
      <text:p text:style-name="P1"/>
      <text:h text:style-name="Heading_20_1" text:outline-level="1"><office:annotation><dc:creator>Unknown Author</dc:creator><dc:date>2013-05-31T14:35:15.78</dc:date><text:p text:style-name="P6"><text:span text:style-name="T4">do title if w</text:span></text:p></office:annotation><text:change-start text:change-id="ct230372264"/>l['workplace']<text:change-end text:change-id="ct230372264"/></text:h>
      <text:p text:style-name="Text_20_body"/>
      <text:section text:style-name="Sect1" text:name="Section2">
        <text:h text:style-name="Heading_20_3" text:outline-level="3"><office:annotation><dc:creator>Unknown Author</dc:creator><dc:date>2013-03-06T11:44:42.79</dc:date><text:p text:style-name="P6"><text:span text:style-name="T4">do section for wp in w</text:span></text:p></office:annotation><text:change-start text:change-id="ct231016328"/>wp.title<text:change-end text:change-id="ct231016328"/></text:h>
        <text:p text:style-name="Text_20_body"><text:span text:style-name="T1"><office:annotation><dc:creator>Unknown Author</dc:creator><dc:date>2014-01-14T13:10:22.79</dc:date><text:p text:style-name="P6"><text:span text:style-name="T4">do text if wp.from_year</text:span></text:p></office:annotation></text:span><text:change-start text:change-id="ct231016432"/><text:span text:style-name="T1">l['period']</text:span><text:change-end text:change-id="ct231016432"/><text:span text:style-name="T1">:</text:span> <text:change-start text:change-id="ct231016536"/>wp.from_year<text:change-end text:change-id="ct231016536"/></text:p>
        <text:p text:style-name="Text_20_body"><text:change-start text:change-id="ct231016640"/><text:span text:style-name="T1">l['workplace2']</text:span><text:change-end text:change-id="ct231016640"/><text:span text:style-name="T1">:</text:span> <text:change-start text:change-id="ct231016744"/>wp.company<text:change-end text:change-id="ct231016744"/></text:p>
        <text:p text:style-name="Text_20_body"><office:annotation><dc:creator>Unknown Author</dc:creator><dc:date>2013-03-06T11:47:20.80</dc:date><text:p text:style-name="P6"><text:span text:style-name="T4">do text </text:span></text:p><text:p text:style-name="P6"><text:span text:style-name="T4">from xhtml(wp.description)</text:span></text:p></office:annotation>placeholder for desc</text:p>
      </text:section>
      <text:p text:style-name="P1"/>
      <text:h text:style-name="Heading_20_1" text:outline-level="1"><office:annotation><dc:creator>Unknown Author</dc:creator><dc:date>2013-05-31T14:37:12.80</dc:date><text:p text:style-name="P6"><text:span text:style-name="T4">do title if d</text:span></text:p></office:annotation><text:change-start text:change-id="ct231016120"/>l['education']<text:change-end text:change-id="ct231016120"/></text:h>
      <text:p text:style-name="Text_20_body"/>
      <text:section text:style-name="Sect1" text:name="Section3">
        <text:h text:style-name="Heading_20_3" text:outline-level="3"><office:annotation><dc:creator>Unknown Author</dc:creator><dc:date>2013-03-06T11:44:42.81</dc:date><text:p text:style-name="P6"><text:span text:style-name="T4">do section for du in d</text:span></text:p></office:annotation><text:change-start text:change-id="ct231017056"/>du.title<text:change-end text:change-id="ct231017056"/></text:h>
        <text:p text:style-name="Text_20_body"><text:span text:style-name="T1"><office:annotation><dc:creator>Unknown Author</dc:creator><dc:date>2014-01-14T13:09:42.81</dc:date><text:p text:style-name="P6"><text:span text:style-name="T4">do text if du.from_year</text:span></text:p></office:annotation></text:span><text:change-start text:change-id="ct231017160"/><text:span text:style-name="T1">l['period']</text:span><text:change-end text:change-id="ct231017160"/><text:span text:style-name="T1">:</text:span> <text:change-start text:change-id="ct231017264"/>du.from_year<text:change-end text:change-id="ct231017264"/></text:p>
        <text:p text:style-name="Text_20_body"><text:change-start text:change-id="ct231017368"/><text:span text:style-name="T1">l['school']</text:span><text:change-end text:change-id="ct231017368"/><text:span text:style-name="T1">:</text:span> <text:change-start text:change-id="ct231017472"/>du.school<text:change-end text:change-id="ct231017472"/></text:p>
        <text:p text:style-name="Text_20_body"><office:annotation><dc:creator>Unknown Author</dc:creator><dc:date>2013-03-06T11:47:20.81</dc:date><text:p text:style-name="P6"><text:span text:style-name="T4">do text </text:span></text:p><text:p text:style-name="P6"><text:span text:style-name="T4">from xhtml(du.description)</text:span></text:p></office:annotation>placeholder for desc</text:p>
      </text:section>
      <text:p text:style-name="P1"/>
      <text:p text:style-name="P1"/>
      <text:section text:style-name="Sect1" text:name="Other">
        <text:h text:style-name="Heading_20_3" text:outline-level="3"><office:annotation><dc:creator>Unknown Author</dc:creator><dc:date>2013-06-18T16:23:06.82</dc:date><text:p text:style-name="P6"><text:span text:style-name="T4">do section for ot in o</text:span></text:p></office:annotation><text:change-start text:change-id="ct231017680"/>ot.title<text:change-end text:change-id="ct231017680"/></text:h>
        <text:p text:style-name="P1"><office:annotation><dc:creator>Unknown Author</dc:creator><dc:date>2013-06-18T16:28:50.82</dc:date><text:p text:style-name="P6"><text:span text:style-name="T4">do text </text:span></text:p><text:p text:style-name="P6"><text:span text:style-name="T4">from xhtml(ot.data)</text:span></text:p></office:annotation>Placeholder for other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color="#4c4c4c" style:font-name="Lucida Sans Unicod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ucida Sans Unicode" fo:font-size="8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3095b4" style:font-name="Lucida Bright" fo:font-size="16pt" fo:font-weight="600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1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 fo:padding="0.049cm" fo:border-left="none" fo:border-right="none" fo:border-top="none" fo:border-bottom="0.018cm solid #4c4c4c" style:shadow="none"/>
      <style:text-properties fo:color="#4c4c4c" style:font-name="Lucida Sans Unicode" fo:font-size="8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1.799cm" fo:margin-right="1.7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1" text:outline-level="1"><draw:frame draw:style-name="Mfr1" draw:name="graphics1" text:anchor-type="paragraph" svg:width="17.403cm" svg:height="5.106cm" draw:z-index="1"><draw:image xlink:href="Pictures/10000000000005B9000001AECF07D69B.png" xlink:type="simple" xlink:show="embed" xlink:actuate="onLoad"/></draw:frame></text:h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2DT10H49M6S</meta:editing-duration>
    <meta:editing-cycles>218</meta:editing-cycles>
    <meta:generator>OpenOffice/4.0.1$Win32 OpenOffice.org_project/401m5$Build-9714</meta:generator>
    <dc:date>2014-02-04T15:17:25.08</dc:date>
    <meta:document-statistic meta:table-count="1" meta:image-count="1" meta:object-count="0" meta:page-count="2" meta:paragraph-count="29" meta:word-count="66" meta:character-count="477"/>
    <meta:user-defined meta:name="Info 1"/>
    <meta:user-defined meta:name="Info 2"/>
    <meta:user-defined meta:name="Info 3"/>
    <meta:user-defined meta:name="Info 4"/>
  </office:meta>
</office:document-meta>
</file>